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38.0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5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7" office:value-type="string" calcext:value-type="string">
            <text:p>herbaceous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1</text:p>
          </table:table-cell>
          <table:table-cell table:style-name="ce7" office:value-type="string" calcext:value-type="string">
            <text:p>woody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2</text:p>
          </table:table-cell>
          <table:table-cell table:style-name="ce7" office:value-type="string" calcext:value-type="string">
            <text:p>perennial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7"/>
          <table:table-cell table:style-name="ce8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3</text:p>
          </table:table-cell>
          <table:table-cell table:style-name="ce8" office:value-type="string" calcext:value-type="string">
            <text:p>new shoot system</text:p>
          </table:table-cell>
          <table:table-cell table:style-name="ce8" office:value-type="string" calcext:value-type="string">
            <text:p>PO:'vegetative shoot system'</text:p>
          </table:table-cell>
          <table:table-cell table:style-name="ce8"/>
          <table:table-cell table:style-name="ce7" office:value-type="string" calcext:value-type="string">
            <text:p>A {vegetative shoot system} that does not yet have any unfolded true leaves {$unfolded true leaf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4</text:p>
          </table:table-cell>
          <table:table-cell table:style-name="ce8" office:value-type="string" calcext:value-type="string">
            <text:p>new above-ground shoot-borne shoot system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new shoot system emerging from ground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new shoot system emerging from ground in first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seedling</text:p>
          </table:table-cell>
          <table:table-cell table:style-name="ce8" office:value-type="string" calcext:value-type="string">
            <text:p>'whole plant'</text:p>
          </table:table-cell>
          <table:table-cell table:style-name="ce8" table:number-columns-repeated="2"/>
          <table:table-cell table:style-name="Default"/>
          <table:table-cell table:style-name="ce8" office:value-type="string" calcext:value-type="string">
            <text:p>'whole plant' THAT 'has visible part' SOME 'new shoot system emerging from ground in first growth cycle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8" office:value-type="string" calcext:value-type="string">
            <text:p>new shoot system emerging from ground in later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8" office:value-type="string" calcext:value-type="string">
            <text:p>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2]; &quot;} that is participating in a &quot;; [.E12]; &quot;.&quot;)" office:value-type="string" office:string-value="A {PO:'vegetative bud'} that is participating in a {GO:'bud dormancy process'}." calcext:value-type="string">
            <text:p>A {PO:'vegetative bud'} that is participating in a {GO:'bud dormancy process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GO:'bud dormancy process'&#10;)" calcext:value-type="string">
            <text:p>PO:'vegeta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8" office:value-type="string" calcext:value-type="string">
            <text:p>non-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3]; &quot;} that is not participating in a &quot;; [.E13]; &quot;.&quot;)" office:value-type="string" office:string-value="A {PO:'vegetative bud'} that is not participating in a {GO:'bud dormancy process'}." calcext:value-type="string">
            <text:p>A {PO:'vegeta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9" office:value-type="string" calcext:value-type="string">
            <text:p>swell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14]; &quot;} that is in the &quot;; [.E14]; &quot;.&quot;)" office:value-type="string" office:string-value="A {'non-dormant leaf bud'} that is in the {'bud swell stage'}." calcext:value-type="string">
            <text:p>A {'non-dormant leaf bud'} that is in the {'bud swell stage'}.</text:p>
          </table:table-cell>
          <table:table-cell table:style-name="ce13" table:formula="of:=CONCATENATE([.D14]; &quot; THAT 'participates in' SOME (&quot;; CHAR(10); &quot;    &quot;; SUBSTITUTE(SUBSTITUTE(SUBSTITUTE([.E14]; &quot;{&quot;; &quot;&quot;); &quot;}&quot;; &quot;&quot;); &quot; or &quot;; &quot; OR &quot;); CHAR(10); &quot;)&quot;)" office:value-type="string" office:string-value="'non-dormant leaf bud' THAT 'participates in' SOME (&#10;    'bud swell stage'&#10;)" calcext:value-type="string">
            <text:p>'non-dormant leaf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9" office:value-type="string" calcext:value-type="string">
            <text:p>break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15]; &quot;} that is in the &quot;; [.E15]; &quot;.&quot;)" office:value-type="string" office:string-value="A {'non-dormant leaf bud'} that is in the {'bud burst stage'}." calcext:value-type="string">
            <text:p>A {'non-dormant leaf bud'} that is in the {'bud burst stage'}.</text:p>
          </table:table-cell>
          <table:table-cell table:style-name="ce13" table:formula="of:=CONCATENATE([.D15]; &quot; THAT 'participates in' SOME (&quot;; CHAR(10); &quot;    &quot;; SUBSTITUTE(SUBSTITUTE(SUBSTITUTE([.E15]; &quot;{&quot;; &quot;&quot;); &quot;}&quot;; &quot;&quot;); &quot; or &quot;; &quot; OR &quot;); CHAR(10); &quot;)&quot;)" office:value-type="string" office:string-value="'non-dormant leaf bud' THAT 'participates in' SOME (&#10;    'bud burst stage'&#10;)" calcext:value-type="string">
            <text:p>'non-dormant leaf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visible part' SOME 'new above-ground shoot-borne shoot system' AND 'has visible part' SOME 'unfolding true leaf'</text:p>
          </table:table-cell>
          <table:table-cell table:style-name="ce7" office:value-type="string" calcext:value-type="string">
            <text:p>If a breaking leaf bud is present, it implies that a new shoot system and unfolding true leaf are also present and observable, hence the “subclass of” axiom.</text:p>
          </table:table-cell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8" office:value-type="string" calcext:value-type="string">
            <text:p>true leaf</text:p>
          </table:table-cell>
          <table:table-cell table:style-name="ce8" office:value-type="string" calcext:value-type="string">
            <text:p>PO:'vascular leaf'</text:p>
          </table:table-cell>
          <table:table-cell table:style-name="ce8"/>
          <table:table-cell table:style-name="ce8" office:value-type="string" calcext:value-type="string">
            <text:p>A {vascular leaf} that is not a {cotyledon}.</text:p>
          </table:table-cell>
          <table:table-cell table:style-name="ce7" office:value-type="string" calcext:value-type="string">
            <text:p>'vascular leaf' THAT NOT ('cotyledon'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8" office:value-type="string" calcext:value-type="string">
            <text:p>unfolding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8]; &quot;} that is in the &quot;; [.E18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8" office:value-type="string" calcext:value-type="string">
            <text:p>unfolded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8" office:value-type="string" calcext:value-type="string">
            <text:p>non-senescing unfolded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20]; &quot;} that is in the &quot;; [.E20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8" office:value-type="string" calcext:value-type="string">
            <text:p>senescing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21]; &quot;} that is in the &quot;; [.E21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8" office:value-type="string" calcext:value-type="string">
            <text:p>immature unfolded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2]; &quot;} that is in the &quot;; [.E22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8" office:value-type="string" calcext:value-type="string">
            <text:p>mature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3]; &quot;} that is in the &quot;; [.E23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8" office:value-type="string" calcext:value-type="string">
            <text:p>expanding unfolded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4]; &quot;} that is in the &quot;; [.E24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8" office:value-type="string" calcext:value-type="string">
            <text:p>expanded immature true leaf</text:p>
          </table:table-cell>
          <table:table-cell table:style-name="ce8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5]; &quot;} that is in the &quot;; [.E25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5]; &quot; THAT 'participates in' SOME (&quot;; CHAR(10); &quot;    &quot;; SUBSTITUTE(SUBSTITUTE(SUBSTITUTE([.E25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8" office:value-type="string" calcext:value-type="string">
            <text:p>expanding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6]; &quot;} that is in the &quot;; [.E26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6]; &quot; THAT 'participates in' SOME (&quot;; CHAR(10); &quot;    &quot;; SUBSTITUTE(SUBSTITUTE(SUBSTITUTE([.E26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8" office:value-type="string" calcext:value-type="string">
            <text:p>reproductive structure</text:p>
          </table:table-cell>
          <table:table-cell table:style-name="ce8" office:value-type="string" calcext:value-type="string">
            <text:p>PO:'plant structure'</text:p>
          </table:table-cell>
          <table:table-cell table:style-name="ce8"/>
          <table:table-cell table:style-name="ce8" office:value-type="string" calcext:value-type="string">
            <text:p>A {plant structure} that is either a {reproductive shoot system} or a {fruit}.</text:p>
          </table:table-cell>
          <table:table-cell table:style-name="ce7" office:value-type="string" calcext:value-type="string">
            <text:p>'reproductive shoot system' OR 'fruit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8" office:value-type="string" calcext:value-type="string">
            <text:p>mature seed</text:p>
          </table:table-cell>
          <table:table-cell table:style-name="ce8" office:value-type="string" calcext:value-type="string">
            <text:p>PO:'seed'</text:p>
          </table:table-cell>
          <table:table-cell table:style-name="ce8"/>
          <table:table-cell table:style-name="ce8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8" office:value-type="string" calcext:value-type="string">
            <text:p>floral structure</text:p>
          </table:table-cell>
          <table:table-cell table:style-name="ce8" table:number-columns-repeated="2"/>
          <table:table-cell table:style-name="ce12"/>
          <table:table-cell table:style-name="ce13" office:value-type="string" calcext:value-type="string">
            <text:p>PO:'flower' OR PO:'inflorescence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8" office:value-type="string" calcext:value-type="string">
            <text:p>non-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not yet completed {floral organ senescence}.</text:p>
          </table:table-cell>
          <table:table-cell table:style-name="ce13"/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8" office:value-type="string" calcext:value-type="string">
            <text:p>unopened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8" office:value-type="string" calcext:value-type="string">
            <text:p>opening floral structure</text:p>
          </table:table-cell>
          <table:table-cell table:style-name="ce8" office:value-type="string" calcext:value-type="string">
            <text:p>'unopened floral structure'</text:p>
          </table:table-cell>
          <table:table-cell table:style-name="ce8"/>
          <table:table-cell table:style-name="ce12"/>
          <table:table-cell table:style-name="ce13"/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8" office:value-type="string" calcext:value-type="string">
            <text:p>opened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13"/>
          <table:table-cell table:style-name="ce12" office:value-type="string" calcext:value-type="string">
            <text:p>'has visible part' SOME PO:'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8" office:value-type="string" calcext:value-type="string">
            <text:p>pollen-releasing floral structure</text:p>
          </table:table-cell>
          <table:table-cell table:style-name="ce8" office:value-type="string" calcext:value-type="string">
            <text:p>'opened floral structure'</text:p>
          </table:table-cell>
          <table:table-cell table:style-name="ce8" table:number-columns-repeated="2"/>
          <table:table-cell table:style-name="ce7"/>
          <table:table-cell table:style-name="ce12" office:value-type="string" calcext:value-type="string">
            <text:p>'has visible part' SOME 'pollen-releasing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8" office:value-type="string" calcext:value-type="string">
            <text:p>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completed {floral organ senescence}.</text:p>
          </table:table-cell>
          <table:table-cell table:style-name="ce7"/>
          <table:table-cell table:style-name="ce7" office:value-type="string" calcext:value-type="string">
            <text:p>'has visible part' SOME 'senesced flower'</text:p>
          </table:table-cell>
          <table:table-cell table:style-name="ce7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8" office:value-type="string" calcext:value-type="string">
            <text:p>non-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not yet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8" office:value-type="string" calcext:value-type="string">
            <text:p>unopened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unopened flower stage'}</text:p>
          </table:table-cell>
          <table:table-cell table:style-name="ce12" table:formula="of:=CONCATENATE(&quot;A {&quot;; [.D39]; &quot;} that is in the &quot;; [.E39]; &quot;.&quot;)" office:value-type="string" office:string-value="A {'non-senesced flower'} that is in the {'unopened flower stage'}." calcext:value-type="string">
            <text:p>A {'non-senesced flower'} that is in the {'unopened flower stage'}.</text:p>
          </table:table-cell>
          <table:table-cell table:style-name="ce13" table:formula="of:=CONCATENATE([.D39]; &quot; THAT 'participates in' SOME (&quot;; CHAR(10); &quot;    &quot;; SUBSTITUTE(SUBSTITUTE(SUBSTITUTE([.E39]; &quot;{&quot;; &quot;&quot;); &quot;}&quot;; &quot;&quot;); &quot; or &quot;; &quot; OR &quot;); CHAR(10); &quot;)&quot;)" office:value-type="string" office:string-value="'non-senesced flower' THAT 'participates in' SOME (&#10;    'unopened flower stage'&#10;)" calcext:value-type="string">
            <text:p>'non-senesced flower' THAT 'participates in' SOME (</text:p>
            <text:p>    'unopened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8" office:value-type="string" calcext:value-type="string">
            <text:p>opening flower</text:p>
          </table:table-cell>
          <table:table-cell table:style-name="ce8" office:value-type="string" calcext:value-type="string">
            <text:p>'unopened flower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8" office:value-type="string" calcext:value-type="string">
            <text:p>opened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open flower stage'}</text:p>
          </table:table-cell>
          <table:table-cell table:style-name="ce12" table:formula="of:=CONCATENATE(&quot;A {&quot;; [.D41]; &quot;} that is in the &quot;; [.E41]; &quot;.&quot;)" office:value-type="string" office:string-value="A {'non-senesced flower'} that is in the {'open flower stage'}." calcext:value-type="string">
            <text:p>A {'non-senesced flower'} that is in the {'open flower stage'}.</text:p>
          </table:table-cell>
          <table:table-cell table:style-name="ce13" table:formula="of:=CONCATENATE([.D41]; &quot; THAT 'participates in' SOME (&quot;; CHAR(10); &quot;    &quot;; SUBSTITUTE(SUBSTITUTE(SUBSTITUTE([.E41]; &quot;{&quot;; &quot;&quot;); &quot;}&quot;; &quot;&quot;); &quot; or &quot;; &quot; OR &quot;); CHAR(10); &quot;)&quot;)" office:value-type="string" office:string-value="'non-senesced flower' THAT 'participates in' SOME (&#10;    'open flower stage'&#10;)" calcext:value-type="string">
            <text:p>'non-senesced flower' THAT 'participates in' SOME (</text:p>
            <text:p>    'open flower stage'</text:p>
            <text:p>)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8" office:value-type="string" calcext:value-type="string">
            <text:p>pollen-releasing flower</text:p>
          </table:table-cell>
          <table:table-cell table:style-name="ce8" office:value-type="string" calcext:value-type="string">
            <text:p>'opened flower'</text:p>
          </table:table-cell>
          <table:table-cell table:style-name="ce8" office:value-type="string" calcext:value-type="string">
            <text:p>{'pollen-releasing flower stage'}</text:p>
          </table:table-cell>
          <table:table-cell table:style-name="ce13" table:formula="of:=CONCATENATE(&quot;An {&quot;; [.D42]; &quot;} that is in the &quot;; [.E42]; &quot;.&quot;)" office:value-type="string" office:string-value="An {'opened flower'} that is in the {'pollen-releasing flower stage'}." calcext:value-type="string">
            <text:p>An {'opened flower'} that is in the {'pollen-releasing flower stage'}.</text:p>
          </table:table-cell>
          <table:table-cell table:style-name="ce13" table:formula="of:=CONCATENATE([.D42]; &quot; THAT 'participates in' SOME (&quot;; CHAR(10); &quot;    &quot;; SUBSTITUTE(SUBSTITUTE(SUBSTITUTE([.E42]; &quot;{&quot;; &quot;&quot;); &quot;}&quot;; &quot;&quot;); &quot; or &quot;; &quot; OR &quot;); CHAR(10); &quot;)&quot;)" office:value-type="string" office:string-value="'opened flower' THAT 'participates in' SOME (&#10;    'pollen-releasing flower stage'&#10;)" calcext:value-type="string">
            <text:p>'opened flower' THAT 'participates in' SOME (</text:p>
            <text:p>    'pollen-releasing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8" office:value-type="string" calcext:value-type="string">
            <text:p>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ce4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8" office:value-type="string" calcext:value-type="string">
            <text:p>non-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that has not yet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8" office:value-type="string" calcext:value-type="string">
            <text:p>unopened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8" office:value-type="string" calcext:value-type="string">
            <text:p>opening flower head</text:p>
          </table:table-cell>
          <table:table-cell table:style-name="ce8" office:value-type="string" calcext:value-type="string">
            <text:p>'unopened flower head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8" office:value-type="string" calcext:value-type="string">
            <text:p>opened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/>
          <table:table-cell table:style-name="ce7"/>
          <table:table-cell table:style-name="ce12" office:value-type="string" calcext:value-type="string">
            <text:p>'has visible part' SOME PO:'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8" office:value-type="string" calcext:value-type="string">
            <text:p>pollen-releasing flower head</text:p>
          </table:table-cell>
          <table:table-cell table:style-name="ce8" office:value-type="string" calcext:value-type="string">
            <text:p>'opened flower head'</text:p>
          </table:table-cell>
          <table:table-cell table:style-name="ce8" table:number-columns-repeated="2"/>
          <table:table-cell table:style-name="ce7"/>
          <table:table-cell table:style-name="ce12" office:value-type="string" calcext:value-type="string">
            <text:p>'has visible part' SOME 'pollen-releasing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8" office:value-type="string" calcext:value-type="string">
            <text:p>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that has completed {floral organ senescence}.</text:p>
          </table:table-cell>
          <table:table-cell table:style-name="ce7"/>
          <table:table-cell table:style-name="ce7" office:value-type="string" calcext:value-type="string">
            <text:p>'has visible part' SOME 'senesced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4</text:p>
          </table:table-cell>
          <table:table-cell table:style-name="ce8" office:value-type="string" calcext:value-type="string">
            <text:p>compound fruit</text:p>
          </table:table-cell>
          <table:table-cell table:style-name="ce8" office:value-type="string" calcext:value-type="string">
            <text:p>PO:'multi-tissue plant structure'; 'reproductive structure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5</text:p>
          </table:table-cell>
          <table:table-cell table:style-name="ce8" office:value-type="string" calcext:value-type="string">
            <text:p>simple fruit or compound fruit</text:p>
          </table:table-cell>
          <table:table-cell table:style-name="ce8" table:number-columns-repeated="3"/>
          <table:table-cell table:style-name="ce7" office:value-type="string" calcext:value-type="string">
            <text:p>PO:'fruit' OR 'compound fruit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6</text:p>
          </table:table-cell>
          <table:table-cell table:style-name="ce8" office:value-type="string" calcext:value-type="string">
            <text:p>ripening fruit</text:p>
          </table:table-cell>
          <table:table-cell table:style-name="ce8" office:value-type="string" calcext:value-type="string">
            <text:p>'simple fruit or compound fruit'</text:p>
          </table:table-cell>
          <table:table-cell table:style-name="ce8" office:value-type="string" calcext:value-type="string">
            <text:p>{PO:'fruit ripening stage'}</text:p>
          </table:table-cell>
          <table:table-cell table:style-name="ce12" table:formula="of:=CONCATENATE(&quot;A {&quot;; [.D54]; &quot;} that is in the &quot;; [.E54]; &quot;.&quot;)" office:value-type="string" office:string-value="A {'simple fruit or compound fruit'} that is in the {PO:'fruit ripening stage'}." calcext:value-type="string">
            <text:p>A {'simple fruit or compound fruit'} that is in the {PO:'fruit ripening stage'}.</text:p>
          </table:table-cell>
          <table:table-cell table:style-name="ce13" table:formula="of:=CONCATENATE([.D54]; &quot; THAT 'participates in' SOME (&quot;; CHAR(10); &quot;    &quot;; SUBSTITUTE(SUBSTITUTE(SUBSTITUTE([.E54]; &quot;{&quot;; &quot;&quot;); &quot;}&quot;; &quot;&quot;); &quot; or &quot;; &quot; OR &quot;); CHAR(10); &quot;)&quot;)" office:value-type="string" office:string-value="'simple fruit or compound fruit' THAT 'participates in' SOME (&#10;    PO:'fruit ripening stage'&#10;)" calcext:value-type="string">
            <text:p>'simple fruit or compound fruit' THAT 'participates in' SOME (</text:p>
            <text:p>    PO:'fruit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7</text:p>
          </table:table-cell>
          <table:table-cell table:style-name="ce8" office:value-type="string" calcext:value-type="string">
            <text:p>un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unripe stage'}</text:p>
          </table:table-cell>
          <table:table-cell table:style-name="ce12" table:formula="of:=CONCATENATE(&quot;A {&quot;; [.D55]; &quot;} that is in the &quot;; [.E55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55]; &quot; THAT 'participates in' SOME (&quot;; CHAR(10); &quot;    &quot;; SUBSTITUTE(SUBSTITUTE(SUBSTITUTE([.E55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8</text:p>
          </table:table-cell>
          <table:table-cell table:style-name="ce8" office:value-type="string" calcext:value-type="string">
            <text:p>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ripe stage'}</text:p>
          </table:table-cell>
          <table:table-cell table:style-name="ce12" table:formula="of:=CONCATENATE(&quot;A {&quot;; [.D56]; &quot;} that is in the &quot;; [.E56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56]; &quot; THAT 'participates in' SOME (&quot;; CHAR(10); &quot;    &quot;; SUBSTITUTE(SUBSTITUTE(SUBSTITUTE([.E56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9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8"/>
          <table:table-cell table:style-name="ce8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0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8" office:value-type="string" calcext:value-type="string">
            <text:p>{'open microsporangiate strobilus stage'}</text:p>
          </table:table-cell>
          <table:table-cell table:style-name="ce12" table:formula="of:=CONCATENATE(&quot;A {&quot;; [.D59]; &quot;} that is in the &quot;; [.E59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59]; &quot; THAT 'participates in' SOME (&quot;; CHAR(10); &quot;    &quot;; SUBSTITUTE(SUBSTITUTE(SUBSTITUTE([.E59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1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8" office:value-type="string" calcext:value-type="string">
            <text:p>{'pollen-releasing strobilus stage'}</text:p>
          </table:table-cell>
          <table:table-cell table:style-name="ce12" table:formula="of:=CONCATENATE(&quot;A {&quot;; [.D60]; &quot;} that is in the &quot;; [.E60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60]; &quot; THAT 'participates in' SOME (&quot;; CHAR(10); &quot;    &quot;; SUBSTITUTE(SUBSTITUTE(SUBSTITUTE([.E60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2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8"/>
          <table:table-cell table:style-name="ce8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3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8" office:value-type="string" calcext:value-type="string">
            <text:p>{'megasporangiate strobilus ripening stage'}</text:p>
          </table:table-cell>
          <table:table-cell table:style-name="ce12" table:formula="of:=CONCATENATE(&quot;A {&quot;; [.D62]; &quot;} that is in the &quot;; [.E62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62]; &quot; THAT 'participates in' SOME (&quot;; CHAR(10); &quot;    &quot;; SUBSTITUTE(SUBSTITUTE(SUBSTITUTE([.E62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4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63]; &quot;} that is in the &quot;; [.E63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63]; &quot; THAT 'participates in' SOME (&quot;; CHAR(10); &quot;    &quot;; SUBSTITUTE(SUBSTITUTE(SUBSTITUTE([.E63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5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64]; &quot;} that is in the &quot;; [.E64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64]; &quot; THAT 'participates in' SOME (&quot;; CHAR(10); &quot;    &quot;; SUBSTITUTE(SUBSTITUTE(SUBSTITUTE([.E64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 table:number-rows-repeated="954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1047552">
          <table:table-cell table:number-columns-repeated="1023"/>
        </table:table-row>
        <table:table-row table:style-name="ro9" table:number-rows-repeated="5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6:21:55.464361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5T11:50:44.387763044</dc:date>
    <dc:creator>Brian </dc:creator>
    <meta:editing-duration>P33DT12H49M48S</meta:editing-duration>
    <meta:editing-cycles>296</meta:editing-cycles>
    <meta:generator>LibreOffice/5.1.4.2$Linux_X86_64 LibreOffice_project/10m0$Build-2</meta:generator>
    <meta:document-statistic meta:table-count="1" meta:cell-count="336" meta:object-count="0"/>
    <meta:user-defined meta:name=""/>
  </office:meta>
</office:document-meta>
</file>